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top="0.2in" fo:margin-bottom="0.3in" loext:contextual-spacing="false"/>
      <style:text-properties style:font-name="Liberation Sans" fo:font-size="18.2000007629395pt" fo:font-weight="bold" officeooo:rsid="0017305a" officeooo:paragraph-rsid="0017305a" style:font-name-asian="PingFang SC" style:font-size-asian="18.2000007629395pt" style:font-weight-asian="bold" style:font-name-complex="Arial Unicode MS" style:font-size-complex="18.2000007629395pt" style:font-weight-complex="bold"/>
    </style:style>
    <style:style style:name="P2" style:family="paragraph" style:parent-style-name="Standard">
      <style:paragraph-properties fo:margin-top="0.1in" fo:margin-bottom="0.1in" loext:contextual-spacing="false" fo:text-align="end" style:justify-single-word="false"/>
      <style:text-properties officeooo:paragraph-rsid="0015983c"/>
    </style:style>
    <style:style style:name="P3" style:family="paragraph" style:parent-style-name="Standard">
      <style:paragraph-properties fo:margin-top="0.1in" fo:margin-bottom="0.1in" loext:contextual-spacing="false" fo:text-align="end" style:justify-single-word="false"/>
      <style:text-properties fo:font-size="10pt" officeooo:rsid="00164adc" officeooo:paragraph-rsid="00164adc" style:font-size-asian="10pt" style:font-size-complex="10pt"/>
    </style:style>
    <style:style style:name="P4" style:family="paragraph" style:parent-style-name="Text_20_body" style:list-style-name="L1">
      <style:text-properties fo:font-weight="normal" officeooo:rsid="001af72a" officeooo:paragraph-rsid="001af72a" style:font-weight-asian="normal" style:font-weight-complex="normal"/>
    </style:style>
    <style:style style:name="P5" style:family="paragraph" style:parent-style-name="Text_20_body">
      <style:text-properties officeooo:paragraph-rsid="001af72a"/>
    </style:style>
    <style:style style:name="P6" style:family="paragraph" style:parent-style-name="Text_20_body">
      <style:text-properties fo:font-size="12pt" fo:font-weight="normal" officeooo:rsid="001cea0d" officeooo:paragraph-rsid="001cea0d" style:font-size-asian="12pt" style:font-weight-asian="normal" style:font-size-complex="12pt" style:font-weight-complex="normal"/>
    </style:style>
    <style:style style:name="P7" style:family="paragraph" style:parent-style-name="Text_20_body">
      <style:text-properties fo:font-size="12pt" fo:font-weight="normal" officeooo:rsid="00239bb1" officeooo:paragraph-rsid="00239bb1" style:font-size-asian="12pt" style:font-weight-asian="normal" style:font-size-complex="12pt" style:font-weight-complex="normal"/>
    </style:style>
    <style:style style:name="P8" style:family="paragraph" style:parent-style-name="Text_20_body">
      <style:text-properties officeooo:paragraph-rsid="001bc01e"/>
    </style:style>
    <style:style style:name="P9" style:family="paragraph" style:parent-style-name="Text_20_body">
      <style:text-properties officeooo:rsid="001cd0dc" officeooo:paragraph-rsid="001cd0dc"/>
    </style:style>
    <style:style style:name="P10" style:family="paragraph" style:parent-style-name="Text_20_body">
      <style:text-properties officeooo:paragraph-rsid="001cd0dc"/>
    </style:style>
    <style:style style:name="P11" style:family="paragraph" style:parent-style-name="Text_20_body">
      <style:text-properties officeooo:rsid="001cea0d" officeooo:paragraph-rsid="001cea0d"/>
    </style:style>
    <style:style style:name="P12" style:family="paragraph" style:parent-style-name="Text_20_body" style:list-style-name="L1">
      <style:text-properties officeooo:paragraph-rsid="001af72a"/>
    </style:style>
    <style:style style:name="P13" style:family="paragraph" style:parent-style-name="Text_20_body">
      <style:text-properties officeooo:paragraph-rsid="0020f50c"/>
    </style:style>
    <style:style style:name="P14" style:family="paragraph" style:parent-style-name="Text_20_body">
      <style:text-properties officeooo:paragraph-rsid="00251d02"/>
    </style:style>
    <style:style style:name="P15" style:family="paragraph" style:parent-style-name="Text_20_body">
      <style:text-properties officeooo:rsid="0025dd7c" officeooo:paragraph-rsid="0025dd7c"/>
    </style:style>
    <style:style style:name="P16" style:family="paragraph" style:parent-style-name="Text_20_body">
      <style:text-properties officeooo:rsid="0025dd7c" officeooo:paragraph-rsid="0026776b"/>
    </style:style>
    <style:style style:name="P17" style:family="paragraph" style:parent-style-name="Text_20_body">
      <style:text-properties officeooo:paragraph-rsid="00282cc2"/>
    </style:style>
    <style:style style:name="P18" style:family="paragraph" style:parent-style-name="Text_20_body">
      <style:text-properties officeooo:paragraph-rsid="00294189"/>
    </style:style>
    <style:style style:name="P19" style:family="paragraph" style:parent-style-name="Text_20_body">
      <style:text-properties officeooo:rsid="002a44df" officeooo:paragraph-rsid="002a44df"/>
    </style:style>
    <style:style style:name="P20" style:family="paragraph" style:parent-style-name="Text_20_body">
      <style:text-properties officeooo:paragraph-rsid="002a44df"/>
    </style:style>
    <style:style style:name="P21" style:family="paragraph" style:parent-style-name="Text_20_body">
      <style:text-properties officeooo:paragraph-rsid="002d339a"/>
    </style:style>
    <style:style style:name="P22" style:family="paragraph" style:parent-style-name="Text_20_body">
      <style:text-properties officeooo:paragraph-rsid="002f6f96"/>
    </style:style>
    <style:style style:name="P23" style:family="paragraph" style:parent-style-name="Text_20_body">
      <style:text-properties officeooo:rsid="0030b3bc" officeooo:paragraph-rsid="0030b3bc"/>
    </style:style>
    <style:style style:name="P24" style:family="paragraph" style:parent-style-name="Text_20_body">
      <style:text-properties officeooo:paragraph-rsid="0031bc5a"/>
    </style:style>
    <style:style style:name="P25" style:family="paragraph" style:parent-style-name="Text_20_body">
      <style:text-properties officeooo:paragraph-rsid="003388ed"/>
    </style:style>
    <style:style style:name="P26" style:family="paragraph" style:parent-style-name="Text_20_body">
      <style:text-properties officeooo:rsid="003388ed" officeooo:paragraph-rsid="003388ed"/>
    </style:style>
    <style:style style:name="P27" style:family="paragraph" style:parent-style-name="Text_20_body">
      <style:text-properties officeooo:paragraph-rsid="0034d1a6"/>
    </style:style>
    <style:style style:name="P28" style:family="paragraph" style:parent-style-name="Text_20_body">
      <style:text-properties style:use-window-font-color="true" fo:font-size="12pt" fo:font-weight="normal" officeooo:rsid="003ae942" officeooo:paragraph-rsid="003ae942" style:font-size-asian="12pt" style:font-weight-asian="normal" style:font-size-complex="12pt" style:font-weight-complex="normal"/>
    </style:style>
    <style:style style:name="P29" style:family="paragraph" style:parent-style-name="Text_20_body">
      <style:text-properties style:use-window-font-color="true" fo:font-size="12pt" fo:font-weight="normal" officeooo:rsid="00477758" officeooo:paragraph-rsid="00477758" style:font-size-asian="12pt" style:font-weight-asian="normal" style:font-size-complex="12pt" style:font-weight-complex="normal"/>
    </style:style>
    <style:style style:name="P30" style:family="paragraph" style:parent-style-name="Text_20_body">
      <style:text-properties style:use-window-font-color="true" fo:font-size="12pt" fo:font-weight="normal" officeooo:rsid="0048ffb6" officeooo:paragraph-rsid="0048ffb6" style:font-size-asian="12pt" style:font-weight-asian="normal" style:font-size-complex="12pt" style:font-weight-complex="normal"/>
    </style:style>
    <style:style style:name="P31" style:family="paragraph" style:parent-style-name="Text_20_body">
      <style:text-properties style:use-window-font-color="true" fo:font-size="12pt" fo:font-weight="normal" officeooo:rsid="004a4164" officeooo:paragraph-rsid="004a4164" style:font-size-asian="12pt" style:font-weight-asian="normal" style:font-size-complex="12pt" style:font-weight-complex="normal"/>
    </style:style>
    <style:style style:name="P32" style:family="paragraph" style:parent-style-name="Text_20_body">
      <style:text-properties style:use-window-font-color="true" fo:font-size="12pt" fo:font-weight="normal" officeooo:rsid="004bcc90" officeooo:paragraph-rsid="004bcc90" style:font-size-asian="12pt" style:font-weight-asian="normal" style:font-size-complex="12pt" style:font-weight-complex="normal"/>
    </style:style>
    <style:style style:name="P33" style:family="paragraph" style:parent-style-name="Text_20_body">
      <style:text-properties style:use-window-font-color="true" fo:font-size="12pt" fo:font-weight="normal" officeooo:rsid="004c1bc8" officeooo:paragraph-rsid="004c1bc8" style:font-size-asian="12pt" style:font-weight-asian="normal" style:font-size-complex="12pt" style:font-weight-complex="normal"/>
    </style:style>
    <style:style style:name="P34" style:family="paragraph" style:parent-style-name="Text_20_body">
      <style:text-properties style:use-window-font-color="true" fo:font-size="12pt" fo:font-weight="normal" officeooo:rsid="004df2f4" officeooo:paragraph-rsid="004df2f4" style:font-size-asian="12pt" style:font-weight-asian="normal" style:font-size-complex="12pt" style:font-weight-complex="normal"/>
    </style:style>
    <style:style style:name="P35" style:family="paragraph" style:parent-style-name="Text_20_body">
      <style:text-properties officeooo:paragraph-rsid="003ae942"/>
    </style:style>
    <style:style style:name="P36" style:family="paragraph" style:parent-style-name="Text_20_body">
      <style:text-properties officeooo:paragraph-rsid="003ccb72"/>
    </style:style>
    <style:style style:name="P37" style:family="paragraph" style:parent-style-name="Text_20_body">
      <style:text-properties officeooo:rsid="003ccb72" officeooo:paragraph-rsid="003ccb72"/>
    </style:style>
    <style:style style:name="P38" style:family="paragraph" style:parent-style-name="Text_20_body">
      <style:text-properties officeooo:rsid="003dbb59" officeooo:paragraph-rsid="003dbb59"/>
    </style:style>
    <style:style style:name="P39" style:family="paragraph" style:parent-style-name="Text_20_body">
      <style:text-properties officeooo:rsid="003fd110" officeooo:paragraph-rsid="003fd110"/>
    </style:style>
    <style:style style:name="P40" style:family="paragraph" style:parent-style-name="Text_20_body">
      <style:text-properties officeooo:paragraph-rsid="003fd110"/>
    </style:style>
    <style:style style:name="P41" style:family="paragraph" style:parent-style-name="Text_20_body">
      <style:text-properties officeooo:rsid="0041ad97" officeooo:paragraph-rsid="0041ad97"/>
    </style:style>
    <style:style style:name="P42" style:family="paragraph" style:parent-style-name="Text_20_body">
      <style:text-properties officeooo:paragraph-rsid="0041ad97"/>
    </style:style>
    <style:style style:name="P43" style:family="paragraph" style:parent-style-name="Text_20_body">
      <style:text-properties officeooo:rsid="00439cba" officeooo:paragraph-rsid="00439cba"/>
    </style:style>
    <style:style style:name="P44" style:family="paragraph" style:parent-style-name="Text_20_body">
      <style:text-properties officeooo:paragraph-rsid="00439cba"/>
    </style:style>
    <style:style style:name="P45" style:family="paragraph" style:parent-style-name="Text_20_body">
      <style:text-properties officeooo:rsid="00456361" officeooo:paragraph-rsid="00456361"/>
    </style:style>
    <style:style style:name="P46" style:family="paragraph" style:parent-style-name="Text_20_body">
      <style:text-properties officeooo:paragraph-rsid="0045d597"/>
    </style:style>
    <style:style style:name="P47" style:family="paragraph" style:parent-style-name="Text_20_body">
      <style:text-properties officeooo:rsid="00470d4d" officeooo:paragraph-rsid="00470d4d"/>
    </style:style>
    <style:style style:name="P48" style:family="paragraph" style:parent-style-name="Text_20_body">
      <style:text-properties officeooo:rsid="00477758" officeooo:paragraph-rsid="00477758"/>
    </style:style>
    <style:style style:name="P49" style:family="paragraph" style:parent-style-name="Text_20_body">
      <style:text-properties officeooo:paragraph-rsid="00495113"/>
    </style:style>
    <style:style style:name="P50" style:family="paragraph" style:parent-style-name="Text_20_body">
      <style:text-properties officeooo:paragraph-rsid="004bcc90"/>
    </style:style>
    <style:style style:name="P51" style:family="paragraph" style:parent-style-name="Text_20_body">
      <style:text-properties officeooo:rsid="004bcc90" officeooo:paragraph-rsid="004bcc90"/>
    </style:style>
    <style:style style:name="P52" style:family="paragraph" style:parent-style-name="Text_20_body">
      <style:paragraph-properties fo:break-before="page"/>
      <style:text-properties style:use-window-font-color="true" fo:font-size="12pt" fo:font-weight="normal" officeooo:rsid="00479986" officeooo:paragraph-rsid="00479986" style:font-size-asian="12pt" style:font-weight-asian="normal" style:font-size-complex="12pt" style:font-weight-complex="normal"/>
    </style:style>
    <style:style style:name="P53" style:family="paragraph" style:parent-style-name="Text_20_body">
      <style:paragraph-properties fo:margin-top="0.1in" fo:margin-bottom="0.2in" loext:contextual-spacing="false" fo:break-before="page"/>
      <style:text-properties fo:font-size="12pt" fo:font-weight="bold" officeooo:rsid="00188581" officeooo:paragraph-rsid="00188581" style:font-size-asian="12pt" style:font-weight-asian="bold" style:font-size-complex="12pt" style:font-weight-complex="bold"/>
    </style:style>
    <style:style style:name="P54" style:family="paragraph" style:parent-style-name="Text_20_body">
      <style:paragraph-properties fo:margin-top="0.1in" fo:margin-bottom="0.2in" loext:contextual-spacing="false"/>
      <style:text-properties officeooo:paragraph-rsid="001af72a"/>
    </style:style>
    <style:style style:name="P55" style:family="paragraph" style:parent-style-name="Text_20_body">
      <style:paragraph-properties fo:margin-top="0.1in" fo:margin-bottom="0.2in" loext:contextual-spacing="false"/>
      <style:text-properties fo:font-size="12pt" fo:font-weight="bold" officeooo:rsid="00188581" officeooo:paragraph-rsid="001bc01e" style:font-size-asian="12pt" style:font-weight-asian="bold" style:font-size-complex="12pt" style:font-weight-complex="bold"/>
    </style:style>
    <style:style style:name="P56" style:family="paragraph" style:parent-style-name="Text_20_body">
      <style:paragraph-properties fo:margin-top="0.1in" fo:margin-bottom="0.2in" loext:contextual-spacing="false"/>
      <style:text-properties fo:font-size="12pt" fo:font-weight="bold" officeooo:rsid="001e9ddb" officeooo:paragraph-rsid="001bc01e" style:font-size-asian="12pt" style:font-weight-asian="bold" style:font-size-complex="12pt" style:font-weight-complex="bold"/>
    </style:style>
    <style:style style:name="P57" style:family="paragraph" style:parent-style-name="Text_20_body">
      <style:paragraph-properties fo:margin-top="0.1in" fo:margin-bottom="0.2in" loext:contextual-spacing="false"/>
      <style:text-properties officeooo:paragraph-rsid="001bc01e"/>
    </style:style>
    <style:style style:name="P58" style:family="paragraph" style:parent-style-name="Text_20_body">
      <style:paragraph-properties fo:margin-top="0.1in" fo:margin-bottom="0.2in" loext:contextual-spacing="false"/>
      <style:text-properties style:use-window-font-color="true" fo:font-size="12pt" fo:font-weight="bold" officeooo:rsid="0045d597" officeooo:paragraph-rsid="0045d597" style:font-size-asian="12pt" style:font-weight-asian="bold" style:font-size-complex="12pt" style:font-weight-complex="bold"/>
    </style:style>
    <style:style style:name="T1" style:family="text">
      <style:text-properties fo:font-size="14pt" officeooo:rsid="0015983c" style:font-size-asian="14pt" style:font-size-complex="14pt"/>
    </style:style>
    <style:style style:name="T2" style:family="text">
      <style:text-properties officeooo:rsid="0017305a"/>
    </style:style>
    <style:style style:name="T3" style:family="text">
      <style:text-properties officeooo:rsid="00188581"/>
    </style:style>
    <style:style style:name="T4" style:family="text">
      <style:text-properties fo:font-weight="normal" officeooo:rsid="001af72a" style:font-weight-asian="normal" style:font-weight-complex="normal"/>
    </style:style>
    <style:style style:name="T5" style:family="text">
      <style:text-properties fo:font-weight="normal" officeooo:rsid="001cea0d" style:font-weight-asian="normal" style:font-weight-complex="normal"/>
    </style:style>
    <style:style style:name="T6" style:family="text">
      <style:text-properties fo:font-size="12pt" fo:font-weight="bold" officeooo:rsid="00188581" style:font-size-asian="12pt" style:font-weight-asian="bold" style:font-size-complex="12pt" style:font-weight-complex="bold"/>
    </style:style>
    <style:style style:name="T7" style:family="text">
      <style:text-properties fo:font-size="12pt" fo:font-weight="bold" officeooo:rsid="001e9ddb"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bc01e" style:font-size-asian="12pt" style:font-weight-asian="normal" style:font-size-complex="12pt" style:font-weight-complex="normal"/>
    </style:style>
    <style:style style:name="T10" style:family="text">
      <style:text-properties fo:font-size="12pt" fo:font-weight="normal" officeooo:rsid="001cd0dc" style:font-size-asian="12pt" style:font-weight-asian="normal" style:font-size-complex="12pt" style:font-weight-complex="normal"/>
    </style:style>
    <style:style style:name="T11" style:family="text">
      <style:text-properties fo:font-size="12pt" fo:font-weight="normal" officeooo:rsid="001cea0d" style:font-size-asian="12pt" style:font-weight-asian="normal" style:font-size-complex="12pt" style:font-weight-complex="normal"/>
    </style:style>
    <style:style style:name="T12" style:family="text">
      <style:text-properties fo:font-size="12pt" fo:font-weight="normal" officeooo:rsid="001e9ddb" style:font-size-asian="12pt" style:font-weight-asian="normal" style:font-size-complex="12pt" style:font-weight-complex="normal"/>
    </style:style>
    <style:style style:name="T13" style:family="text">
      <style:text-properties fo:font-size="12pt" fo:font-weight="normal" officeooo:rsid="0020f50c" style:font-size-asian="12pt" style:font-weight-asian="normal" style:font-size-complex="12pt" style:font-weight-complex="normal"/>
    </style:style>
    <style:style style:name="T14" style:family="text">
      <style:text-properties fo:font-size="12pt" fo:font-weight="normal" officeooo:rsid="001af72a" style:font-size-asian="12pt" style:font-weight-asian="normal" style:font-size-complex="12pt" style:font-weight-complex="normal"/>
    </style:style>
    <style:style style:name="T15" style:family="text">
      <style:text-properties fo:font-size="12pt" fo:font-weight="normal" officeooo:rsid="00222055" style:font-size-asian="12pt" style:font-weight-asian="normal" style:font-size-complex="12pt" style:font-weight-complex="normal"/>
    </style:style>
    <style:style style:name="T16" style:family="text">
      <style:text-properties fo:font-size="12pt" fo:font-weight="normal" officeooo:rsid="00239bb1" style:font-size-asian="12pt" style:font-weight-asian="normal" style:font-size-complex="12pt" style:font-weight-complex="normal"/>
    </style:style>
    <style:style style:name="T17" style:family="text">
      <style:text-properties fo:font-size="12pt" fo:font-weight="normal" officeooo:rsid="00251d02" style:font-size-asian="12pt" style:font-weight-asian="normal" style:font-size-complex="12pt" style:font-weight-complex="normal"/>
    </style:style>
    <style:style style:name="T18" style:family="text">
      <style:text-properties fo:font-size="12pt" fo:font-weight="normal" officeooo:rsid="0025dd7c" style:font-size-asian="12pt" style:font-weight-asian="normal" style:font-size-complex="12pt" style:font-weight-complex="normal"/>
    </style:style>
    <style:style style:name="T19" style:family="text">
      <style:text-properties fo:font-size="12pt" fo:font-weight="normal" officeooo:rsid="0026776b" style:font-size-asian="12pt" style:font-weight-asian="normal" style:font-size-complex="12pt" style:font-weight-complex="normal"/>
    </style:style>
    <style:style style:name="T20" style:family="text">
      <style:text-properties fo:font-size="12pt" fo:font-weight="normal" officeooo:rsid="00282cc2" style:font-size-asian="12pt" style:font-weight-asian="normal" style:font-size-complex="12pt" style:font-weight-complex="normal"/>
    </style:style>
    <style:style style:name="T21" style:family="text">
      <style:text-properties fo:font-size="12pt" fo:font-weight="normal" officeooo:rsid="00286c1f" style:font-size-asian="12pt" style:font-weight-asian="normal" style:font-size-complex="12pt" style:font-weight-complex="normal"/>
    </style:style>
    <style:style style:name="T22" style:family="text">
      <style:text-properties fo:font-size="12pt" fo:font-weight="normal" officeooo:rsid="00294189" style:font-size-asian="12pt" style:font-weight-asian="normal" style:font-size-complex="12pt" style:font-weight-complex="normal"/>
    </style:style>
    <style:style style:name="T23" style:family="text">
      <style:text-properties fo:font-size="12pt" fo:font-weight="normal" officeooo:rsid="0029bf7c" style:font-size-asian="12pt" style:font-weight-asian="normal" style:font-size-complex="12pt" style:font-weight-complex="normal"/>
    </style:style>
    <style:style style:name="T24" style:family="text">
      <style:text-properties fo:font-size="12pt" fo:font-weight="normal" officeooo:rsid="002a44df" style:font-size-asian="12pt" style:font-weight-asian="normal" style:font-size-complex="12pt" style:font-weight-complex="normal"/>
    </style:style>
    <style:style style:name="T25" style:family="text">
      <style:text-properties fo:font-size="12pt" fo:font-weight="normal" officeooo:rsid="002bd3bc" style:font-size-asian="12pt" style:font-weight-asian="normal" style:font-size-complex="12pt" style:font-weight-complex="normal"/>
    </style:style>
    <style:style style:name="T26" style:family="text">
      <style:text-properties fo:font-size="12pt" fo:font-weight="normal" officeooo:rsid="002bdfb3" style:font-size-asian="12pt" style:font-weight-asian="normal" style:font-size-complex="12pt" style:font-weight-complex="normal"/>
    </style:style>
    <style:style style:name="T27" style:family="text">
      <style:text-properties fo:font-size="12pt" fo:font-weight="normal" officeooo:rsid="002d339a" style:font-size-asian="12pt" style:font-weight-asian="normal" style:font-size-complex="12pt" style:font-weight-complex="normal"/>
    </style:style>
    <style:style style:name="T28" style:family="text">
      <style:text-properties fo:font-size="12pt" fo:font-weight="normal" officeooo:rsid="002ec12f" style:font-size-asian="12pt" style:font-weight-asian="normal" style:font-size-complex="12pt" style:font-weight-complex="normal"/>
    </style:style>
    <style:style style:name="T29" style:family="text">
      <style:text-properties fo:font-size="12pt" fo:font-weight="normal" officeooo:rsid="002f6f96" style:font-size-asian="12pt" style:font-weight-asian="normal" style:font-size-complex="12pt" style:font-weight-complex="normal"/>
    </style:style>
    <style:style style:name="T30" style:family="text">
      <style:text-properties fo:font-size="12pt" fo:font-weight="normal" officeooo:rsid="0030b3bc" style:font-size-asian="12pt" style:font-weight-asian="normal" style:font-size-complex="12pt" style:font-weight-complex="normal"/>
    </style:style>
    <style:style style:name="T31" style:family="text">
      <style:text-properties fo:font-size="12pt" fo:font-weight="normal" officeooo:rsid="003148a5" style:font-size-asian="12pt" style:font-weight-asian="normal" style:font-size-complex="12pt" style:font-weight-complex="normal"/>
    </style:style>
    <style:style style:name="T32" style:family="text">
      <style:text-properties fo:font-size="12pt" fo:font-weight="normal" officeooo:rsid="0031bc5a" style:font-size-asian="12pt" style:font-weight-asian="normal" style:font-size-complex="12pt" style:font-weight-complex="normal"/>
    </style:style>
    <style:style style:name="T33" style:family="text">
      <style:text-properties fo:font-size="12pt" fo:font-weight="normal" officeooo:rsid="0048ffb6" style:font-size-asian="12pt" style:font-weight-asian="normal" style:font-size-complex="12pt" style:font-weight-complex="normal"/>
    </style:style>
    <style:style style:name="T34" style:family="text">
      <style:text-properties fo:font-size="12pt" fo:font-weight="normal" officeooo:rsid="00495113" style:font-size-asian="12pt" style:font-weight-asian="normal" style:font-size-complex="12pt" style:font-weight-complex="normal"/>
    </style:style>
    <style:style style:name="T35" style:family="text">
      <style:text-properties fo:font-size="12pt" fo:font-weight="normal" officeooo:rsid="00497b68" style:font-size-asian="12pt" style:font-weight-asian="normal" style:font-size-complex="12pt" style:font-weight-complex="normal"/>
    </style:style>
    <style:style style:name="T36" style:family="text">
      <style:text-properties fo:font-size="12pt" fo:font-weight="normal" officeooo:rsid="004df2f4" style:font-size-asian="12pt" style:font-weight-asian="normal" style:font-size-complex="12pt" style:font-weight-complex="normal"/>
    </style:style>
    <style:style style:name="T37" style:family="text">
      <style:text-properties fo:color="#2a6099" fo:font-size="12pt" style:text-underline-style="none" fo:font-weight="bold" officeooo:rsid="001bc01e" style:font-size-asian="12pt" style:font-weight-asian="bold" style:font-size-complex="12pt" style:font-weight-complex="bold"/>
    </style:style>
    <style:style style:name="T38" style:family="text">
      <style:text-properties fo:color="#2a6099" fo:font-size="12pt" fo:font-weight="bold" style:font-size-asian="12pt" style:font-weight-asian="bold" style:font-size-complex="12pt" style:font-weight-complex="bold"/>
    </style:style>
    <style:style style:name="T39" style:family="text">
      <style:text-properties fo:color="#2a6099" fo:font-size="12pt" fo:font-weight="bold" officeooo:rsid="001af72a" style:font-size-asian="12pt" style:font-weight-asian="bold" style:font-size-complex="12pt" style:font-weight-complex="bold"/>
    </style:style>
    <style:style style:name="T40" style:family="text">
      <style:text-properties fo:color="#2a6099" fo:font-size="12pt" fo:font-weight="bold" officeooo:rsid="00239bb1" style:font-size-asian="12pt" style:font-weight-asian="bold" style:font-size-complex="12pt" style:font-weight-complex="bold"/>
    </style:style>
    <style:style style:name="T41" style:family="text">
      <style:text-properties fo:color="#2a6099" fo:font-size="12pt" fo:font-weight="bold" officeooo:rsid="00294189" style:font-size-asian="12pt" style:font-weight-asian="bold" style:font-size-complex="12pt" style:font-weight-complex="bold"/>
    </style:style>
    <style:style style:name="T42" style:family="text">
      <style:text-properties fo:color="#2a6099" fo:font-size="12pt" fo:font-weight="bold" officeooo:rsid="0029bf7c" style:font-size-asian="12pt" style:font-weight-asian="bold" style:font-size-complex="12pt" style:font-weight-complex="bold"/>
    </style:style>
    <style:style style:name="T43" style:family="text">
      <style:text-properties fo:color="#2a6099" fo:font-size="12pt" fo:font-weight="bold" officeooo:rsid="002a44df" style:font-size-asian="12pt" style:font-weight-asian="bold" style:font-size-complex="12pt" style:font-weight-complex="bold"/>
    </style:style>
    <style:style style:name="T44" style:family="text">
      <style:text-properties fo:color="#2a6099" fo:font-size="12pt" fo:font-weight="bold" officeooo:rsid="002bdfb3" style:font-size-asian="12pt" style:font-weight-asian="bold" style:font-size-complex="12pt" style:font-weight-complex="bold"/>
    </style:style>
    <style:style style:name="T45" style:family="text">
      <style:text-properties fo:color="#2a6099" fo:font-size="12pt" fo:font-weight="bold" officeooo:rsid="002d339a" style:font-size-asian="12pt" style:font-weight-asian="bold" style:font-size-complex="12pt" style:font-weight-complex="bold"/>
    </style:style>
    <style:style style:name="T46" style:family="text">
      <style:text-properties fo:color="#2a6099" fo:font-size="12pt" fo:font-weight="bold" officeooo:rsid="002f6f96" style:font-size-asian="12pt" style:font-weight-asian="bold" style:font-size-complex="12pt" style:font-weight-complex="bold"/>
    </style:style>
    <style:style style:name="T47" style:family="text">
      <style:text-properties fo:color="#2a6099" fo:font-size="12pt" fo:font-weight="bold" officeooo:rsid="0030b3bc" style:font-size-asian="12pt" style:font-weight-asian="bold" style:font-size-complex="12pt" style:font-weight-complex="bold"/>
    </style:style>
    <style:style style:name="T48" style:family="text">
      <style:text-properties fo:color="#2a6099" fo:font-size="12pt" fo:font-weight="bold" officeooo:rsid="003148a5" style:font-size-asian="12pt" style:font-weight-asian="bold" style:font-size-complex="12pt" style:font-weight-complex="bold"/>
    </style:style>
    <style:style style:name="T49" style:family="text">
      <style:text-properties fo:color="#2a6099" fo:font-size="12pt" fo:font-weight="bold" officeooo:rsid="0031bc5a" style:font-size-asian="12pt" style:font-weight-asian="bold" style:font-size-complex="12pt" style:font-weight-complex="bold"/>
    </style:style>
    <style:style style:name="T50" style:family="text">
      <style:text-properties fo:color="#2a6099" fo:font-size="12pt" fo:font-weight="bold" officeooo:rsid="0032cfb3" style:font-size-asian="12pt" style:font-weight-asian="bold" style:font-size-complex="12pt" style:font-weight-complex="bold"/>
    </style:style>
    <style:style style:name="T51" style:family="text">
      <style:text-properties fo:color="#2a6099" fo:font-size="12pt" fo:font-weight="bold" officeooo:rsid="0034d1a6" style:font-size-asian="12pt" style:font-weight-asian="bold" style:font-size-complex="12pt" style:font-weight-complex="bold"/>
    </style:style>
    <style:style style:name="T52" style:family="text">
      <style:text-properties fo:color="#2a6099" fo:font-size="12pt" fo:font-weight="bold" officeooo:rsid="003388ed" style:font-size-asian="12pt" style:font-weight-asian="bold" style:font-size-complex="12pt" style:font-weight-complex="bold"/>
    </style:style>
    <style:style style:name="T53" style:family="text">
      <style:text-properties fo:color="#2a6099" fo:font-size="12pt" fo:font-weight="bold" officeooo:rsid="003b1cd2" style:font-size-asian="12pt" style:font-weight-asian="bold" style:font-size-complex="12pt" style:font-weight-complex="bold"/>
    </style:style>
    <style:style style:name="T54" style:family="text">
      <style:text-properties fo:color="#2a6099" fo:font-size="12pt" fo:font-weight="bold" officeooo:rsid="0041ad97" style:font-size-asian="12pt" style:font-weight-asian="bold" style:font-size-complex="12pt" style:font-weight-complex="bold"/>
    </style:style>
    <style:style style:name="T55" style:family="text">
      <style:text-properties fo:color="#2a6099" fo:font-size="12pt" fo:font-weight="bold" officeooo:rsid="00439cba" style:font-size-asian="12pt" style:font-weight-asian="bold" style:font-size-complex="12pt" style:font-weight-complex="bold"/>
    </style:style>
    <style:style style:name="T56" style:family="text">
      <style:text-properties fo:color="#2a6099" fo:font-size="12pt" fo:font-weight="bold" officeooo:rsid="0045d597" style:font-size-asian="12pt" style:font-weight-asian="bold" style:font-size-complex="12pt" style:font-weight-complex="bold"/>
    </style:style>
    <style:style style:name="T57" style:family="text">
      <style:text-properties fo:color="#2a6099" fo:font-size="12pt" fo:font-weight="bold" officeooo:rsid="00251d02" style:font-size-asian="12pt" style:font-weight-asian="bold" style:font-size-complex="12pt" style:font-weight-complex="bold"/>
    </style:style>
    <style:style style:name="T58" style:family="text">
      <style:text-properties fo:color="#2a6099" fo:font-size="12pt" fo:font-weight="bold" officeooo:rsid="004a4164" style:font-size-asian="12pt" style:font-weight-asian="bold" style:font-size-complex="12pt" style:font-weight-complex="bold"/>
    </style:style>
    <style:style style:name="T59" style:family="text">
      <style:text-properties fo:color="#2a6099" fo:font-weight="bold" style:font-weight-asian="bold" style:font-weight-complex="bold"/>
    </style:style>
    <style:style style:name="T60" style:family="text">
      <style:text-properties officeooo:rsid="001cea0d"/>
    </style:style>
    <style:style style:name="T61" style:family="text">
      <style:text-properties officeooo:rsid="001e9ddb"/>
    </style:style>
    <style:style style:name="T62" style:family="text">
      <style:text-properties style:use-window-font-color="true"/>
    </style:style>
    <style:style style:name="T63" style:family="text">
      <style:text-properties style:use-window-font-color="true" fo:font-size="12pt" fo:font-weight="normal" style:font-size-asian="12pt" style:font-weight-asian="normal" style:font-size-complex="12pt" style:font-weight-complex="normal"/>
    </style:style>
    <style:style style:name="T64" style:family="text">
      <style:text-properties style:use-window-font-color="true" fo:font-size="12pt" fo:font-weight="normal" officeooo:rsid="003148a5" style:font-size-asian="12pt" style:font-weight-asian="normal" style:font-size-complex="12pt" style:font-weight-complex="normal"/>
    </style:style>
    <style:style style:name="T65" style:family="text">
      <style:text-properties style:use-window-font-color="true" fo:font-size="12pt" fo:font-weight="normal" officeooo:rsid="0031bc5a" style:font-size-asian="12pt" style:font-weight-asian="normal" style:font-size-complex="12pt" style:font-weight-complex="normal"/>
    </style:style>
    <style:style style:name="T66" style:family="text">
      <style:text-properties style:use-window-font-color="true" fo:font-size="12pt" fo:font-weight="normal" officeooo:rsid="0032cfb3" style:font-size-asian="12pt" style:font-weight-asian="normal" style:font-size-complex="12pt" style:font-weight-complex="normal"/>
    </style:style>
    <style:style style:name="T67" style:family="text">
      <style:text-properties style:use-window-font-color="true" fo:font-size="12pt" fo:font-weight="normal" officeooo:rsid="003388ed" style:font-size-asian="12pt" style:font-weight-asian="normal" style:font-size-complex="12pt" style:font-weight-complex="normal"/>
    </style:style>
    <style:style style:name="T68" style:family="text">
      <style:text-properties style:use-window-font-color="true" fo:font-size="12pt" fo:font-weight="normal" officeooo:rsid="0034d1a6" style:font-size-asian="12pt" style:font-weight-asian="normal" style:font-size-complex="12pt" style:font-weight-complex="normal"/>
    </style:style>
    <style:style style:name="T69" style:family="text">
      <style:text-properties style:use-window-font-color="true" fo:font-size="12pt" fo:font-weight="normal" officeooo:rsid="0035364d" style:font-size-asian="12pt" style:font-weight-asian="normal" style:font-size-complex="12pt" style:font-weight-complex="normal"/>
    </style:style>
    <style:style style:name="T70" style:family="text">
      <style:text-properties style:use-window-font-color="true" fo:font-size="12pt" fo:font-weight="normal" officeooo:rsid="003663b8" style:font-size-asian="12pt" style:font-weight-asian="normal" style:font-size-complex="12pt" style:font-weight-complex="normal"/>
    </style:style>
    <style:style style:name="T71" style:family="text">
      <style:text-properties style:use-window-font-color="true" fo:font-size="12pt" fo:font-weight="normal" officeooo:rsid="0037e3b0" style:font-size-asian="12pt" style:font-weight-asian="normal" style:font-size-complex="12pt" style:font-weight-complex="normal"/>
    </style:style>
    <style:style style:name="T72" style:family="text">
      <style:text-properties style:use-window-font-color="true" fo:font-size="12pt" fo:font-weight="normal" officeooo:rsid="003ae942" style:font-size-asian="12pt" style:font-weight-asian="normal" style:font-size-complex="12pt" style:font-weight-complex="normal"/>
    </style:style>
    <style:style style:name="T73" style:family="text">
      <style:text-properties style:use-window-font-color="true" fo:font-size="12pt" fo:font-weight="normal" officeooo:rsid="003b1cd2" style:font-size-asian="12pt" style:font-weight-asian="normal" style:font-size-complex="12pt" style:font-weight-complex="normal"/>
    </style:style>
    <style:style style:name="T74" style:family="text">
      <style:text-properties style:use-window-font-color="true" fo:font-size="12pt" fo:font-weight="normal" officeooo:rsid="003b35ba" style:font-size-asian="12pt" style:font-weight-asian="normal" style:font-size-complex="12pt" style:font-weight-complex="normal"/>
    </style:style>
    <style:style style:name="T75" style:family="text">
      <style:text-properties style:use-window-font-color="true" fo:font-size="12pt" fo:font-weight="normal" officeooo:rsid="003ccb72" style:font-size-asian="12pt" style:font-weight-asian="normal" style:font-size-complex="12pt" style:font-weight-complex="normal"/>
    </style:style>
    <style:style style:name="T76" style:family="text">
      <style:text-properties style:use-window-font-color="true" fo:font-size="12pt" fo:font-weight="normal" officeooo:rsid="003f56ce" style:font-size-asian="12pt" style:font-weight-asian="normal" style:font-size-complex="12pt" style:font-weight-complex="normal"/>
    </style:style>
    <style:style style:name="T77" style:family="text">
      <style:text-properties style:use-window-font-color="true" fo:font-size="12pt" fo:font-weight="normal" officeooo:rsid="003fd110" style:font-size-asian="12pt" style:font-weight-asian="normal" style:font-size-complex="12pt" style:font-weight-complex="normal"/>
    </style:style>
    <style:style style:name="T78" style:family="text">
      <style:text-properties style:use-window-font-color="true" fo:font-size="12pt" fo:font-weight="normal" officeooo:rsid="0041ad97" style:font-size-asian="12pt" style:font-weight-asian="normal" style:font-size-complex="12pt" style:font-weight-complex="normal"/>
    </style:style>
    <style:style style:name="T79" style:family="text">
      <style:text-properties style:use-window-font-color="true" fo:font-size="12pt" fo:font-weight="normal" officeooo:rsid="00439cba" style:font-size-asian="12pt" style:font-weight-asian="normal" style:font-size-complex="12pt" style:font-weight-complex="normal"/>
    </style:style>
    <style:style style:name="T80" style:family="text">
      <style:text-properties style:use-window-font-color="true" fo:font-size="12pt" fo:font-weight="normal" officeooo:rsid="00456361" style:font-size-asian="12pt" style:font-weight-asian="normal" style:font-size-complex="12pt" style:font-weight-complex="normal"/>
    </style:style>
    <style:style style:name="T81" style:family="text">
      <style:text-properties style:use-window-font-color="true" fo:font-size="12pt" fo:font-weight="normal" officeooo:rsid="0045d597" style:font-size-asian="12pt" style:font-weight-asian="normal" style:font-size-complex="12pt" style:font-weight-complex="normal"/>
    </style:style>
    <style:style style:name="T82" style:family="text">
      <style:text-properties style:use-window-font-color="true" fo:font-size="12pt" fo:font-weight="normal" officeooo:rsid="00470d4d" style:font-size-asian="12pt" style:font-weight-asian="normal" style:font-size-complex="12pt" style:font-weight-complex="normal"/>
    </style:style>
    <style:style style:name="T83" style:family="text">
      <style:text-properties style:use-window-font-color="true" fo:font-size="12pt" fo:font-weight="normal" officeooo:rsid="00477758" style:font-size-asian="12pt" style:font-weight-asian="normal" style:font-size-complex="12pt" style:font-weight-complex="normal"/>
    </style:style>
    <style:style style:name="T84" style:family="text">
      <style:text-properties style:use-window-font-color="true" fo:font-size="12pt" fo:font-weight="normal" officeooo:rsid="004a4164" style:font-size-asian="12pt" style:font-weight-asian="normal" style:font-size-complex="12pt" style:font-weight-complex="normal"/>
    </style:style>
    <style:style style:name="T85" style:family="text">
      <style:text-properties style:use-window-font-color="true" fo:font-size="12pt" fo:font-weight="normal" officeooo:rsid="004bcc90" style:font-size-asian="12pt" style:font-weight-asian="normal" style:font-size-complex="12pt" style:font-weight-complex="normal"/>
    </style:style>
    <style:style style:name="T86" style:family="text">
      <style:text-properties style:use-window-font-color="true" fo:font-size="12pt" fo:font-weight="normal" officeooo:rsid="004df2f4" style:font-size-asian="12pt" style:font-weight-asian="normal" style:font-size-complex="12pt" style:font-weight-complex="normal"/>
    </style:style>
    <style:style style:name="T87" style:family="text">
      <style:text-properties style:use-window-font-color="true" fo:font-size="12pt" fo:font-weight="normal" officeooo:rsid="004a4164" fo:background-color="transparent" loext:char-shading-value="0" style:font-size-asian="12pt" style:font-weight-asian="normal" style:font-size-complex="12pt" style:font-weight-complex="normal"/>
    </style:style>
    <style:style style:name="T88" style:family="text">
      <style:text-properties style:use-window-font-color="true" fo:font-size="12pt" fo:font-weight="normal" officeooo:rsid="004df2f4" fo:background-color="transparent" loext:char-shading-value="0" style:font-size-asian="12pt" style:font-weight-asian="normal" style:font-size-complex="12pt" style:font-weight-complex="normal"/>
    </style:style>
    <style:style style:name="T89" style:family="text">
      <style:text-properties style:use-window-font-color="true" fo:font-size="12pt" fo:font-weight="bold" officeooo:rsid="0037e3b0" style:font-size-asian="12pt" style:font-weight-asian="bold" style:font-size-complex="12pt" style:font-weight-complex="bold"/>
    </style:style>
    <style:style style:name="T90" style:family="text">
      <style:text-properties style:use-window-font-color="true" fo:font-size="12pt" fo:language="en" fo:country="US" fo:font-weight="normal" officeooo:rsid="0035364d" style:font-size-asian="12pt" style:font-weight-asian="normal" style:font-size-complex="12pt" style:font-weight-complex="normal"/>
    </style:style>
    <style:style style:name="T91" style:family="text">
      <style:text-properties officeooo:rsid="0025dd7c"/>
    </style:style>
    <style:style style:name="T92" style:family="text">
      <style:text-properties officeooo:rsid="002a44df"/>
    </style:style>
    <style:style style:name="T93" style:family="text">
      <style:text-properties officeooo:rsid="0035364d"/>
    </style:style>
    <style:style style:name="T94" style:family="text">
      <style:text-properties officeooo:rsid="0048ffb6"/>
    </style:style>
    <style:style style:name="T95" style:family="text">
      <style:text-properties officeooo:rsid="00495113"/>
    </style:style>
    <style:style style:name="T96" style:family="text">
      <style:text-properties officeooo:rsid="00497b68"/>
    </style:style>
    <style:style style:name="T97" style:family="text">
      <style:text-properties officeooo:rsid="004df2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ental toolbox to learn efficiently</text:h>
      <text:p text:style-name="P2"><text:span text:style-name="T1">An overview of mental exercises</text:span></text:p>
      <text:p text:style-name="P3">Based on material covered in “Learning How to Learn” from Coursera <text:span text:style-name="T91">MOOC </text:span><text:span text:style-name="T95">(1)</text:span></text:p>
      <text:p text:style-name="P3">Composed by Erkki Sepp <text:span text:style-name="T2">08.2020</text:span></text:p>
      <text:p text:style-name="P53">Introduction</text:p>
      <text:p text:style-name="Text_20_body"><text:span text:style-name="T2">Learning is something which will raise different thoughts and feelings on many people. Whether it be a high school student or a lifelong learner there’s always different approaches one could go for and fall into. </text:span>It’s sometimes difficult to put yourself into a learning mode <text:span text:style-name="T2">and when you do there might be constant distractions which are keeping you from getting things done. There also can be excellent times where studying goes as planned however next time it could be difficult to repeat the process. In this small </text:span><text:span text:style-name="T3">overview</text:span><text:span text:style-name="T2"> I try to put together key points and explanations on how to use known mental tools to assist a learner on any age.</text:span></text:p>
      <text:p text:style-name="P5"><text:span text:style-name="T3">As covered in the Coursera course by </text:span>Dr. Barbara Oakley <text:span text:style-name="T3">and </text:span>Dr. Terrence Sejnowski <text:span text:style-name="T3">a human brain is a complex organ which is responsible for almost all of our life experiences. And to learn something effectively one needs to besides mental techniques also keep his or her brain in good physical health.</text:span></text:p>
      <text:p text:style-name="P54"><text:span text:style-name="T6">Overview of the toolbox</text:span></text:p>
      <text:list xml:id="list3094322691" text:style-name="L1">
        <text:list-item>
          <text:p text:style-name="P12"><text:span text:style-name="T4">learning modes – </text:span><text:span text:style-name="T5">states of mind when learning</text:span></text:p>
        </text:list-item>
        <text:list-item>
          <text:p text:style-name="P4">memory <text:span text:style-name="T61">types</text:span> <text:s/>– <text:span text:style-name="T60">available memory at our disposal</text:span></text:p>
        </text:list-item>
        <text:list-item>
          <text:p text:style-name="P4">brain health – <text:span text:style-name="T60">chemistry and physical health behind learning</text:span></text:p>
        </text:list-item>
        <text:list-item>
          <text:p text:style-name="P4">learning techniques – <text:span text:style-name="T60">various toolsets to learn more efficiently</text:span></text:p>
        </text:list-item>
        <text:list-item>
          <text:p text:style-name="P12"><text:span text:style-name="T4">procrastination and automation – </text:span><text:span text:style-name="T5">more tricks on getting the maximum from learning time</text:span></text:p>
        </text:list-item>
      </text:list>
      <text:p text:style-name="P55">Learning modes</text:p>
      <text:p text:style-name="P8"><text:span text:style-name="T9">There are two main learning modes known. First is the </text:span><text:span text:style-name="T37">focused mode</text:span><text:span text:style-name="T9">. Focused mode of learning is when a person intensively focuses or observes something closely. It can be a physical object or something abstract as </text:span><text:span text:style-name="T10">some</text:span><text:span text:style-name="T9"> </text:span><text:span text:style-name="T10">biomolecular</text:span><text:span text:style-name="T9"> </text:span><text:span text:style-name="T10">concept</text:span><text:span text:style-name="T9">. This </text:span><text:span text:style-name="T10">focused mode </text:span><text:span text:style-name="T9">is the main mode of learning where all the mental energy is directed </text:span><text:span text:style-name="T10">towards</text:span><text:span text:style-name="T9"> </text:span><text:span text:style-name="T10">getting or storing new information.</text:span></text:p>
      <text:p text:style-name="P10"><text:span text:style-name="T10">In focused mode of learning information is usually processed in an intense way where known ways are first tried out. It’s when one is working on something familiar. Also when trying to store something into memory </text:span><text:span text:style-name="T33">like </text:span><text:span text:style-name="T10">a repetition is also a form of focused mode of learning.</text:span></text:p>
      <text:p text:style-name="P9"><text:span text:style-name="T8">Second is the </text:span><text:span text:style-name="T37">diffuse mode</text:span><text:span text:style-name="T8">. Diffuse mode of learning can happen in an abstract state of mind. Like when you look out of a window to a distant landscape or change of focus to something completely different from your study material. Diffuse mode </text:span><text:span text:style-name="T11">can </text:span><text:span text:style-name="T8">kick in also when a mind is relaxed </text:span><text:span text:style-name="T11">while walking or getting a nap and even while sleeping. </text:span><text:span text:style-name="T12">It can be used when working on something new. </text:span><text:span text:style-name="T19">In diffuse mode new ideas and solutions can pop into your mind whereas if </text:span><text:span text:style-name="T33">in </text:span><text:span text:style-name="T19">focused mode only a narrow road and familiar ideas can be seen.</text:span></text:p>
      <text:p text:style-name="P11"><text:span text:style-name="T8">It’s important to use both modes for an efficient learning.</text:span></text:p>
      <text:p text:style-name="P57"><text:span text:style-name="T6">Memory </text:span><text:span text:style-name="T7">types</text:span></text:p>
      <text:p text:style-name="P6"><text:soft-page-break/>Humans have also two main memory types available for learning. One of them is the <text:span text:style-name="T59">long term memory</text:span><text:span text:style-name="T62">.</text:span> It is a place where most of the information we know can be stored. It’s like a storage warehouse where space is no issue however to retrieve memory items fast, it is needed to revisit the stored material from time to time. This is also the place where fundamental knowledge is stored – everything we know about the life and our world.</text:p>
      <text:p text:style-name="P6">Second type of memory is the <text:span text:style-name="T59">working memory</text:span>. There, only the information we currently process resides. It also holds only limited “slots” of information which is found out to be four items. Repetition is the key to hold the information there longer.</text:p>
      <text:p text:style-name="P13"><text:span text:style-name="T13">To move information from working memory to long term memory it takes time and practice. There are certain ways to let this goal be achieved - </text:span><text:span text:style-name="T39">learning techniques</text:span><text:span text:style-name="T14">. </text:span><text:span text:style-name="T13">Also daily activities and brain health is a key factor on storing information </text:span><text:span text:style-name="T15">in memory</text:span><text:span text:style-name="T13">.</text:span></text:p>
      <text:p text:style-name="P56">Brain health</text:p>
      <text:p text:style-name="P6">Healthy mind and body is a base for learning efficiently. Positive state of mind together with balanced and working brain chemistry makes memorizing and thinking as it should be.</text:p>
      <text:p text:style-name="P7">It’s important to get <text:span text:style-name="T59">enough sleep</text:span> each night for the brain to first, clean itself from metabolic toxins. Secondly <text:span text:style-name="T92">good night sleep helps to </text:span>convert info from focused mode into diffuse mode to better store and understand the study material.</text:p>
      <text:p text:style-name="P14"><text:span text:style-name="T16">Moreover there are three important chemicals in brain which when balanced make up a good and healthy mind to start working with.</text:span></text:p>
      <text:p text:style-name="P14"><text:span text:style-name="T40">Acetylcholine</text:span><text:span text:style-name="T16"> </text:span><text:span text:style-name="T17">which are produced by acetylcholine neurons are important in attention and focused learning. This chemical is important in building new connections for long term memory and scientists have discovered it also has profound impact on subconscious mind.</text:span></text:p>
      <text:p text:style-name="P14"><text:span text:style-name="T57">Dopamine</text:span><text:span text:style-name="T17"> is responsible for controlling our motivation factors. It also is part of a larger brain system which controls reward learning. This chemical is released when an unexpected reward is received. Certain addictive drugs can increase dopamine activity and give pleasure to mind however after effects and long term usage will lead to negative and unforeseen consequences. </text:span><text:span text:style-name="T18">Anhedonia as a loss of motivation and interest in things which once have given pleasure is connected to loss of dopamine in brain chemistry. </text:span><text:span text:style-name="T34">Interestingly</text:span><text:span text:style-name="T26"> enough if you reward yourself after study with something pleasurable you are tapping into your dopamine system.</text:span></text:p>
      <text:p text:style-name="P15"><text:span text:style-name="T38">Serotonin</text:span><text:span text:style-name="T8"> molecule is associated with social life and risk taking activity. If it’s in balanced state the social life and risk taking is in healthy doses. With lower levels of this chemical violent behavior, depression and unnecessary risk taking activities have been observed.</text:span></text:p>
      <text:p text:style-name="P16"><text:span text:style-name="T8">Also important for brain health are </text:span><text:span text:style-name="T38">emotions</text:span><text:span text:style-name="T8">. It’s important to experience many different types of emotions but also </text:span><text:span text:style-name="T19">necessary</text:span><text:span text:style-name="T8"> </text:span><text:span text:style-name="T19">is</text:span><text:span text:style-name="T8"> to put them aside to better give room for new ways of thinking and learning. </text:span><text:span text:style-name="T19">Recent studies have confirmed that emotions are intertwined with perception and attention and emotions are interacting with learning and memory.</text:span></text:p>
      <text:p text:style-name="P19"><text:span text:style-name="T19">A</text:span><text:span text:style-name="T8">lso not far away from emotions are feelings of </text:span><text:span text:style-name="T38">stress</text:span><text:span text:style-name="T8">. While stressed your mind cannot use focus mode efficiently and that hinders learning.</text:span></text:p>
      <text:p text:style-name="P49"><text:soft-page-break/><text:span text:style-name="T18">It is said that change of scenery, jogging, walking, cycling are all important to positive outcome for body and so it has to for mind. Fresh air and moderate physical activity will first let your mind enter to diffuse mode, secondly </text:span><text:span text:style-name="T19">free yourself from unwanted emotions to give way for fresh ideas </text:span><text:span text:style-name="T24">and last but not least moving your body helps to relieve stress and anxiety</text:span><text:span text:style-name="T19">. </text:span><text:span text:style-name="T34">“.. physical activity improves cognitive processes and memory, has analgesic and antidepressant effects, and even induces a sense of wellbeing” (2).</text:span></text:p>
      <text:p text:style-name="P56">Learning techniques</text:p>
      <text:p text:style-name="P17"><text:span text:style-name="T20">Now it’s time to introduce </text:span><text:span text:style-name="T27">methods of studying</text:span><text:span text:style-name="T20"> to learn better. </text:span><text:span text:style-name="T21">These particular ways </text:span><text:span text:style-name="T22">are key in storing information in a more efficient way.</text:span></text:p>
      <text:p text:style-name="P18"><text:span text:style-name="T41">Spaced repetition</text:span><text:span text:style-name="T22"> is a form of repetition where it’s needed to study a learning material over a period of several days. That means from time to time you take up the study material and go over it couple of times and leave the information you have received to kind of settle into your brain. </text:span><text:span text:style-name="T23">After couple of days when repeating the material again the neural connections are created stronger than when using intensive repetition in the last minute timeline </text:span><text:span text:style-name="T36">(3)</text:span><text:span text:style-name="T23">.</text:span></text:p>
      <text:p text:style-name="P20"><text:span text:style-name="T42">P</text:span><text:span text:style-name="T43">omodoro</text:span><text:span text:style-name="T24"> is Italian for tomato and this word represents a tomato shaped timer </text:span><text:span text:style-name="T25">which is used with classically a 25 minute learning session</text:span><text:span text:style-name="T24">. </text:span><text:span text:style-name="T25">It was created in the late 80s as a time management method by an </text:span><text:span text:style-name="T26">Italian</text:span><text:span text:style-name="T25"> Cirillo </text:span><text:span text:style-name="T35">(</text:span><text:span text:style-name="T36">4</text:span><text:span text:style-name="T35">)</text:span><text:span text:style-name="T25">. The idea is to enter into a distraction free mode and intensively focus on a study material in a particular length of time. Then the timer helps to notify when the session is over. After which it’s important to take a break and treat yourself with </text:span><text:span text:style-name="T26">something to let the mind know that it did good. So after practicing this technique when going into another session brain is triggered to pleasantly wait for that reward and so it can partake the pomodoro session in less distracted manner and perhaps even wait for that next learning session.</text:span></text:p>
      <text:p text:style-name="P21"><text:span text:style-name="T44">C</text:span><text:span text:style-name="T45">hunking</text:span><text:span text:style-name="T27"> is a mental leap that helps to unite bits of information together through meaning. After chunking the chunks are compact pieces of information which </text:span><text:span text:style-name="T28">are bound together through meaning or use. When creating a keyword like “pomodoro” behind a meaningful context is a form of chunking. </text:span><text:span text:style-name="T29">C</text:span><text:span text:style-name="T28">hunks can grow bigger with first hand experience and practice </text:span><text:span text:style-name="T29">and accessed by a simple item (keyword, meaning, use)</text:span><text:span text:style-name="T28"> </text:span><text:span text:style-name="T29">and</text:span><text:span text:style-name="T28"> can be fit into </text:span><text:span text:style-name="T29">a slot of working memory.</text:span></text:p>
      <text:p text:style-name="P24"><text:span text:style-name="T29">I</text:span><text:span text:style-name="T31">n chunking there are more ways to assist in your learning i.e. </text:span><text:span text:style-name="T48">interleaving</text:span><text:span text:style-name="T31">. This is an idea where it’s important to learn by practicing different concepts, approaches, techniques all in one session. </text:span><text:span text:style-name="T32">That is mixing up learned material and trying to use familiar ideas or solutions on different subjects in life.</text:span><text:span text:style-name="T31"> This can lead to another term with positive outcome which is </text:span><text:span text:style-name="T48">transfer</text:span><text:span text:style-name="T31"> – chunk that is mastered in one area can help to learn new chunks in different areas which seem to share commonalities.</text:span></text:p>
      <text:p text:style-name="P24"><text:span text:style-name="T32">One pitfall to all this chunking and transfer is </text:span><text:span text:style-name="T49">einstellung </text:span><text:span text:style-name="T87">(</text:span><text:span text:style-name="T88">5</text:span><text:span text:style-name="T87">)</text:span><text:span text:style-name="T58"> </text:span><text:span text:style-name="T65">which is german for mindset. What it essentially means is that an initial simple thought or neural pattern already developed may prevent a better idea or solution being found.</text:span></text:p>
      <text:p text:style-name="P22"><text:span text:style-name="T46">Illusions of competence</text:span><text:span text:style-name="T29"> </text:span><text:span text:style-name="T32">are</text:span><text:span text:style-name="T29"> keyword</text:span><text:span text:style-name="T32">s</text:span><text:span text:style-name="T29"> to an idea that there are times when you think you know a subject you have studied, i.e. when going through study material, reading and making a lot of notes with lots of highlighting without really trying to understand the essence or form a bigger picture. However because your mind sees a good notebook it can think that it knows the subject but actually without testing yourself you never really know. </text:span></text:p>
      <text:p text:style-name="P22"><text:soft-page-break/><text:span text:style-name="T29">There are several ways to rid yourself from this illusion of competence. </text:span><text:span text:style-name="T30">First it’s easy to reread something if you can’t remember however to make your study time more focused and effective a </text:span><text:span text:style-name="T47">recall</text:span><text:span text:style-name="T30"> approach is best used. Only time when rereading is better is when you let time pass between rereading so this exercise becomes more like a spaced repetition described earlier.</text:span></text:p>
      <text:p text:style-name="P23"><text:span text:style-name="T8">Secondly when learning new material it is good to make notes however </text:span><text:span text:style-name="T38">minimize highlighting </text:span><text:span text:style-name="T63">as this might lead to illusions of competence again. When avoiding easy stuff, testing yourself frequently by means of some </text:span><text:span text:style-name="T64">simple test or recall are all ways to avoid illusions of competence.</text:span></text:p>
      <text:p text:style-name="P25"><text:span text:style-name="T50">Index cards</text:span><text:span text:style-name="T66"> are another trick to get the most out of learning session. Humans have outstanding visual and spatial memory systems that can help form part of long term memory. To begin tapping into visual memory system one needs to make a very </text:span><text:span text:style-name="T50">memorable visual image</text:span><text:span text:style-name="T66"> representing one key item which need to be remembered. Image is so important to memory because it connects directly to right side of brain’s visual, spacial centers. Repeating especially spaced out repetition helps to reliably store that memorable item into long term memory.</text:span></text:p>
      <text:p text:style-name="P25"><text:span text:style-name="T67">To use the index card technique </text:span><text:span text:style-name="T84">(</text:span><text:span text:style-name="T86">6</text:span><text:span text:style-name="T84">)</text:span><text:span text:style-name="T67">:</text:span></text:p>
      <text:p text:style-name="P26"><text:span text:style-name="T63">1) on one side write down something you need to remember – a word, formula, year, phone number etc.</text:span></text:p>
      <text:p text:style-name="P25"><text:span text:style-name="T67">2) on another side put down the meaning and possibly a shorter description. It’s especially efficient to also draw or paste on to this side some graphical image which connects all this meaning and description with that study item.</text:span></text:p>
      <text:p text:style-name="P26"><text:span text:style-name="T63">3) briefly go over the cards each morning and/or before going to sleep and over many days to take advantage of spaced out learning</text:span></text:p>
      <text:p text:style-name="P25"><text:span text:style-name="T52">Meaningful groups</text:span><text:span text:style-name="T67"> of information are yet another way to memorize study material. </text:span><text:span text:style-name="T69">This is to simplify the material that needs to be remembered. </text:span><text:span text:style-name="T70">Like when needing to memorize some plants. Let’s say if needing to memorize three simple plants in some context one would create a 3 letter group BAT which then would stand for Basil Anise Tangerine. </text:span><text:span text:style-name="T71">The more memorable and simplified the group name the better.</text:span><text:span text:style-name="T70"> In working memory only the group BAT is memorized. </text:span><text:span text:style-name="T71">If some starting letter wont match then it’s still possible to use more starting letters of a word that is simplifying. Like ROAST could stand for </text:span><text:span text:style-name="T89">Ro</text:span><text:span text:style-name="T71">oibos, </text:span><text:span text:style-name="T89">A</text:span><text:span text:style-name="T71">nise, </text:span><text:span text:style-name="T89">ST</text:span><text:span text:style-name="T71">evia.</text:span></text:p>
      <text:p text:style-name="P50"><text:span text:style-name="T51">Memory palace technique</text:span><text:span text:style-name="T68"> </text:span><text:span text:style-name="T84">(</text:span><text:span text:style-name="T86">7</text:span><text:span text:style-name="T84">) </text:span><text:span text:style-name="T68">is a form of memorization which is a powerful way of grouping things that need to be remembered. The items there can be completely unrelated which can be good for lists, visual notes, images to yet another meaning of mental chunks etc. Practicing with chunking, visual and spatial memory systems allow people to expand their working memory with easy access to long term memory.</text:span></text:p>
      <text:p text:style-name="P27"><text:span text:style-name="T68">To use this method a person needs to imagine a very familiar place in mind. </text:span><text:span text:style-name="T69">Then putting memorable images and even meaningful groups into scene. Because one can recall a familiar place into mind it is lightning fast and connecting memorable images with familiar locations can happen </text:span><text:bookmark text:name="i50065_1_m"/><text:span text:style-name="T90">intuitively simple. That on it’s own helps to become a more creative person and with time and practice train memorization skill further.</text:span></text:p>
      <text:p text:style-name="P56"><text:span text:style-name="T93">P</text:span>rocrastination and automation</text:p>
      <text:p text:style-name="P28"><text:soft-page-break/>Procrastination is a term which surfaces too often on our daily lives. When something needs to be done whether it be studying, working on some project or even taking a dog for a walk then any distraction or irrelevant action which keeps us from filling the goal is a problem. Luckily there are many ways of <text:span text:style-name="T59">tackling procrastination:</text:span></text:p>
      <text:p text:style-name="P35"><text:span text:style-name="T72">1) </text:span><text:span text:style-name="T73">pomodoro </text:span><text:span text:style-name="T85">(</text:span><text:span text:style-name="T86">8</text:span><text:span text:style-name="T85">)</text:span><text:span text:style-name="T73"> – the easiest and most direct way to keep focused is 25 minute sessions after which a relaxation break is necessary which can be finalized with a reward to let the brain tap into it’s dopamine reserves. This signals brain that any sort of studying no matter the topic can be pleasurable and rewarding experience.</text:span></text:p>
      <text:p text:style-name="P36"><text:span text:style-name="T73">2) concentration on the </text:span><text:span text:style-name="T53">process vs product</text:span><text:span text:style-name="T73">. When process is the flow of time </text:span><text:span text:style-name="T74">with the habits and actions associated with and a product is the outcome of it then it’s easier to see to where the focus should go.</text:span></text:p>
      <text:p text:style-name="P36"><text:span text:style-name="T74">When something needs to get done it is the focusing on the final outcome that mostly keeps work from getting started. Because the outcome in mind seems too big or inconvenient to currently start working with. However when shifting focus from product to a process then it is way easier to set goals of 25 min of process time (working or studying time) without wasting valuable mental energy </text:span><text:span text:style-name="T75">for fighting with procrastination</text:span><text:span text:style-name="T74">. This helps us to start working with important things any time without stressing too much about the final outcome i.e. a product. </text:span><text:span text:style-name="T78">Focusing on the process</text:span><text:span text:style-name="T74"> let’s us start sooner and progress faster even with regular breaks.</text:span></text:p>
      <text:p text:style-name="P37"><text:span text:style-name="T74">3</text:span><text:span text:style-name="T63">) It is said that effective learning is a bit by bit activity spaced out to many days, weeks and even further. That’s why it’s important to take procrastination into control. When starting studying earlier in a day it is easier to get going.</text:span></text:p>
      <text:p text:style-name="P38"><text:span text:style-name="T63">When talking about </text:span><text:span text:style-name="T38">automation</text:span><text:span text:style-name="T63"> then habits come to mind. There are </text:span><text:span text:style-name="T76">a </text:span><text:span text:style-name="T63">lot of habits people do every day. </text:span><text:span text:style-name="T77">Habits can be brief or long, good and bad. </text:span><text:span text:style-name="T63">Good thing about them is that there is no need to think in a focused manner about doing things. This means that minimal amount of mental energy is used within those activities. This saves the energy for </text:span><text:span text:style-name="T77">other</text:span><text:span text:style-name="T63"> more focus requiring purposes.</text:span></text:p>
      <text:p text:style-name="P39"><text:span text:style-name="T38">Habits</text:span><text:span text:style-name="T63"> can have 4 main parts:</text:span></text:p>
      <text:p text:style-name="P39"><text:span text:style-name="T63">1) the cue – a trigger that launches person into an automated mode of doing something, like getting a text message in the middle of a study session to stop working.</text:span></text:p>
      <text:p text:style-name="P40"><text:span text:style-name="T77">2) the routine – automated mode like a habit where person’s brain is used to fall into when it receives a cue.</text:span></text:p>
      <text:p text:style-name="P39"><text:span text:style-name="T63">3) the reward – every habit continues to develop because it rewards us. Procrastination is an easy habit to develop because the reward moving mind’s focus to something more pleasant happens so quickly and easily. Luckily good habits can be rewarded as well. Finding ways to reward good study habits is important to escape procrastination </text:span><text:span text:style-name="T85">(</text:span><text:span text:style-name="T86">9</text:span><text:span text:style-name="T85">)</text:span></text:p>
      <text:p text:style-name="P39"><text:span text:style-name="T63">4) </text:span><text:span text:style-name="T78">the belief – habits have power because they are believed in. Like when someone believes that he or she is never going to be able to start working early in a day.</text:span></text:p>
      <text:p text:style-name="P42"><text:span text:style-name="T54">Harnessing habits</text:span><text:span text:style-name="T78"> to help out in learning is done by adjusting parts of habits:</text:span></text:p>
      <text:p text:style-name="P41"><text:span text:style-name="T63">1) </text:span><text:span text:style-name="T38">the cue</text:span><text:span text:style-name="T63">. Trigger which pulls a person away from work can happen in four distinct categories: location, time, how a person feels </text:span><text:span text:style-name="T79">like inner reactions to topic. Because procrastination is an automated habit it usually difficult to be aware that procrastination has started. To prevent those </text:span><text:soft-page-break/><text:span text:style-name="T79">damaging cues it’s needed to shut yourself off from internet, mobile phone. It helps to use pomodoro technique to not let yourself fall into bad habit.</text:span></text:p>
      <text:p text:style-name="P44"><text:span text:style-name="T79">2) </text:span><text:span text:style-name="T55">the routine</text:span><text:span text:style-name="T79">. Normally when brain falls into automated routine in this stage it’s possible to rewire old habits by making a plan. The plan can be either a spaced out learning using pomodoro and/or changing environment to less distraction free.</text:span></text:p>
      <text:p text:style-name="P43"><text:span text:style-name="T63">3) </text:span><text:span text:style-name="T38">the reward stage</text:span><text:span text:style-name="T63">. Habits are so powerful because they make neurological cravings. </text:span><text:span text:style-name="T80">Investigate ways you can reward yourself. Perhaps mini deadlines like stop the work at six o’ clock or some other time. Rewarding works very well after each pomodoro session also.</text:span></text:p>
      <text:p text:style-name="P45"><text:span text:style-name="T63">4) </text:span><text:span text:style-name="T38">the belief</text:span><text:span text:style-name="T63">. Probably most important to change a procrastination habit is to change a belief that you can do it</text:span></text:p>
      <text:p text:style-name="P58">Final words</text:p>
      <text:p text:style-name="P46"><text:span text:style-name="T82">As the procrastination is the most important factor in a learning path t</text:span><text:span text:style-name="T81">here are more things to prevent </text:span><text:span text:style-name="T82">it</text:span><text:span text:style-name="T81">. It’s important to focus on the processes which relate to simple habits. Habits allow you to do unpleasant things that need to be done. Moreover it’s possible to conclude the things needed to be checked when </text:span><text:span text:style-name="T56">preventing procrastination</text:span><text:span text:style-name="T81">:</text:span></text:p>
      <text:p text:style-name="P46"><text:span text:style-name="T81">1) Keeping a planner journal – </text:span><text:span text:style-name="T82">it’s a good idea to keep a weekly list of key tasks and also a daily to do list. A daily todo shouldn’t consist too many items and should also have a goal finish time. If there’s no marked down todo list then the things to do are constantly reappearing in working memory slots taking up valuable mental real estate.</text:span></text:p>
      <text:p text:style-name="P47"><text:span text:style-name="T63">2) Committing yourself to certain routines </text:span><text:span text:style-name="T83">and tasks each day like writing planned tasks out the night before so a brain has time to dwell on the goals. Also yourself and automated good habits get rewards – like small happy breaks for the brain to change modes.</text:span></text:p>
      <text:p text:style-name="P48"><text:span text:style-name="T63">3) Watching for procrastination cues and have a backup plan when it still happens.</text:span></text:p>
      <text:p text:style-name="P48"><text:span text:style-name="T63">4) Important to do most boring or complex tasks first in the day while deliberately delaying rewards until you finish a pomodoro session.</text:span></text:p>
      <text:p text:style-name="P51"><text:span text:style-name="T63">5) Perhaps most important is to find way to intertwine some physical activity into your learning breaks. (</text:span><text:span text:style-name="T86">10</text:span><text:span text:style-name="T63">)</text:span></text:p>
      <text:p text:style-name="P29">Learning throughout the life is complex and requires a lot of effort. In the end it’s important to take fun breaks and let the brain rest before going for a new and intensive focused mode session.</text:p>
      <text:p text:style-name="P52">1. <text:span text:style-name="T94">Coursera Learning How to Learn MOOC course<text:line-break/></text:span><text:a xlink:type="simple" xlink:href="https://www.coursera.org/learn/learning-how-to-learn" text:style-name="Internet_20_link" text:visited-style-name="Visited_20_Internet_20_Link"><text:span text:style-name="T94">https://www.coursera.org/learn/learning-how-to-learn</text:span></text:a></text:p>
      <text:p text:style-name="P30">2. <text:span text:style-name="T96">US national library of medicine<text:line-break/></text:span><text:a xlink:type="simple" xlink:href="https://www.ncbi.nlm.nih.gov/pmc/articles/PMC6770965/" text:style-name="Internet_20_link" text:visited-style-name="Visited_20_Internet_20_Link"><text:span text:style-name="T96">https://www.ncbi.nlm.nih.gov/pmc/articles/PMC6770965/</text:span></text:a></text:p>
      <text:p text:style-name="P34">3. Spaced repetition and neural pathways<text:line-break/><text:a xlink:type="simple" xlink:href="https://blog.wranx.com/the-science-behind-spaced-repetition" text:style-name="Internet_20_link" text:visited-style-name="Visited_20_Internet_20_Link">https://blog.wranx.com/the-science-behind-spaced-repetition</text:a></text:p>
      <text:p text:style-name="P31"><text:span text:style-name="T97">4</text:span>. Pomodoro time management technique<text:line-break/><text:a xlink:type="simple" xlink:href="https://francescocirillo.com/pages/pomodoro-technique" text:style-name="Internet_20_link" text:visited-style-name="Visited_20_Internet_20_Link">https://francescocirillo.com/pages/pomodoro-technique</text:a></text:p>
      <text:p text:style-name="P31"><text:span text:style-name="T97">5</text:span>. Einstellung effect<text:line-break/><text:a xlink:type="simple" xlink:href="https://en.wikipedia.org/wiki/Einstellung_effect" text:style-name="Internet_20_link" text:visited-style-name="Visited_20_Internet_20_Link">https://en.wikipedia.org/wiki/Einstellung_effect</text:a><text:line-break/><text:a xlink:type="simple" xlink:href="https://www.exaptive.com/blog/einstellung-effect" text:style-name="Internet_20_link" text:visited-style-name="Visited_20_Internet_20_Link">https://www.exaptive.com/blog/einstellung-effect</text:a></text:p>
      <text:p text:style-name="P31"><text:span text:style-name="T97">6</text:span>. Index card learning methods<text:line-break/><text:a xlink:type="simple" xlink:href="https://www.wikihow.com/Study-Using-Index-Cards" text:style-name="Internet_20_link" text:visited-style-name="Visited_20_Internet_20_Link">https://www.wikihow.com/Study-Using-Index-Cards</text:a></text:p>
      <text:p text:style-name="P31"><text:span text:style-name="T97">7</text:span>. Memory palace technique</text:p>
      <text:p text:style-name="P31"><text:a xlink:type="simple" xlink:href="https://www.wired.co.uk/article/memory-palace-technique-explained" text:style-name="Internet_20_link" text:visited-style-name="Visited_20_Internet_20_Link">https://www.wired.co.uk/article/memory-palace-technique-explained</text:a></text:p>
      <text:p text:style-name="P32"><text:span text:style-name="T97">8</text:span>. Pomodoro to beat procrastination<text:line-break/><text:a xlink:type="simple" xlink:href="https://medium.com/hubgets/the-pomodoro-technique-the-simplest-way-to-beat-procrastination-7495cc39e1de" text:style-name="Internet_20_link" text:visited-style-name="Visited_20_Internet_20_Link">https://medium.com/hubgets/the-pomodoro-technique-the-simplest-way-to-beat-procrastination-7495cc39e1de</text:a></text:p>
      <text:p text:style-name="P32"><text:span text:style-name="T97">9</text:span>. Motivation and reward system<text:line-break/><text:a xlink:type="simple" xlink:href="https://www.brainfacts.org/thinking-sensing-and-behaving/learning-and-memory/2018/motivation-why-you-do-the-things-you-do-082818" text:style-name="Internet_20_link" text:visited-style-name="Visited_20_Internet_20_Link">https://www.brainfacts.org/thinking-sensing-and-behaving/learning-and-memory/2018/motivation-why-you-do-the-things-you-do-082818</text:a></text:p>
      <text:p text:style-name="P33"><text:span text:style-name="T97">10</text:span>. Physical activity and aging well<text:line-break/><text:a xlink:type="simple" xlink:href="https://www.brainfacts.org/archives/2011/healthy-aging" text:style-name="Internet_20_link" text:visited-style-name="Visited_20_Internet_20_Link">https://www.brainfacts.org/archives/2011/healthy-aging</text:a></text:p>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8-25T17:14:16.635755200</meta:creation-date>
    <dc:date>2020-08-28T10:26:55.730555087</dc:date>
    <meta:editing-duration>PT1H14M9S</meta:editing-duration>
    <meta:editing-cycles>14</meta:editing-cycles>
    <meta:generator>LibreOffice/6.4.3.2$MacOSX_X86_64 LibreOffice_project/747b5d0ebf89f41c860ec2a39efd7cb15b54f2d8</meta:generator>
    <meta:document-statistic meta:table-count="0" meta:image-count="0" meta:object-count="0" meta:page-count="8" meta:paragraph-count="86" meta:word-count="3155" meta:character-count="19226" meta:non-whitespace-character-count="16145"/>
  </office:meta>
</office:document-meta>
</file>